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alc2PDF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11.3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order-bottom="0.74pt solid #000000" fo:border-left="0.74pt solid #000000" fo:padding="0.049cm" fo:border-right="0.74pt solid #000000" fo:border-top="none"/>
    </style:style>
    <style:style style:name="ce11" style:family="table-cell" style:parent-style-name="Default" style:data-style-name="N100">
      <style:table-cell-properties fo:border-bottom="none" fo:border-left="0.74pt solid #000000" fo:padding="0.049cm" fo:border-right="0.74pt solid #000000" fo:border-top="none"/>
    </style:style>
    <style:style style:name="ce12" style:family="table-cell" style:parent-style-name="Default">
      <style:table-cell-properties fo:border-bottom="none" fo:border-left="0.74pt solid #000000" fo:padding="0.049cm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 table:print-ranges="工作表1.A1:工作表1.C21"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number-columns-repeated="16381" table:default-cell-style-name="Default"/>
        <table:table-row table:style-name="ro1">
          <table:table-cell table:style-name="ce9" office:value-type="string" calcext:value-type="string">
            <text:p>配置项</text:p>
          </table:table-cell>
          <table:table-cell table:style-name="ce10" office:value-type="string" calcext:value-type="string">
            <text:p>值</text:p>
          </table:table-cell>
          <table:table-cell table:style-name="ce9" office:value-type="string" calcext:value-type="string">
            <text:p>备注</text:p>
          </table:table-cell>
          <table:table-cell table:style-name="ce9" office:value-type="string" calcext:value-type="string">
            <text:p>键</text:p>
          </table:table-cell>
          <table:table-cell table:style-name="ce9" table:number-columns-repeated="16380"/>
        </table:table-row>
        <table:table-row table:style-name="ro2">
          <table:table-cell office:value-type="string" calcext:value-type="string">
            <text:p>目标文件名</text:p>
          </table:table-cell>
          <table:table-cell table:style-name="ce11" office:value-type="string" calcext:value-type="string">
            <text:p>test3</text:p>
          </table:table-cell>
          <table:table-cell office:value-type="string" calcext:value-type="string">
            <text:p>不需要后缀,如值为`test`将读取`test.xlsx`文件并转换为`test.pdf`</text:p>
          </table:table-cell>
          <table:table-cell office:value-type="string" calcext:value-type="string">
            <text:p>FileNam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导出范围x0</text:p>
          </table:table-cell>
          <table:table-cell table:style-name="ce11" office:value-type="string" calcext:value-type="string">
            <text:p>2</text:p>
          </table:table-cell>
          <table:table-cell office:value-type="string" calcext:value-type="string">
            <text:p>导出的单元格范围,为空则全部导出非空行列</text:p>
          </table:table-cell>
          <table:table-cell office:value-type="string" calcext:value-type="string">
            <text:p>RangeX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y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取index从0 起算 ,(x0,y0,x1,y1)=(1,2,33,44)</text:p>
          </table:table-cell>
          <table:table-cell office:value-type="string" calcext:value-type="string">
            <text:p>RangeY0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x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在表格单元格范围选取表示下为:`B3:AH45`</text:p>
          </table:table-cell>
          <table:table-cell office:value-type="string" calcext:value-type="string">
            <text:p>RangeX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angeY1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打印比例</text:p>
          </table:table-cell>
          <table:table-cell table:style-name="ce11" office:value-type="string" calcext:value-type="string">
            <text:p>12321</text:p>
          </table:table-cell>
          <table:table-cell office:value-type="string" calcext:value-type="string">
            <text:p>该项值越大, 打印出PDF中的表格越大</text:p>
          </table:table-cell>
          <table:table-cell office:value-type="string" calcext:value-type="string">
            <text:p>PageScale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是否带网格</text:p>
          </table:table-cell>
          <table:table-cell table:style-name="ce11" office:value-type="string" calcext:value-type="string">
            <text:p>0</text:p>
          </table:table-cell>
          <table:table-cell office:value-type="string" calcext:value-type="string">
            <text:p>是:TRUE ,否:FALSE </text:p>
          </table:table-cell>
          <table:table-cell office:value-type="string" calcext:value-type="string">
            <text:p>PrintGrid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PDF页尺寸宽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4纸张应设置为: 210 x 297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~高(单位:毫米)</text:p>
          </table:table-cell>
          <table:table-cell office:value-type="float" office:value="297" calcext:value-type="float">
            <text:p>297</text:p>
          </table:table-cell>
          <table:table-cell table:number-columns-repeated="1638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00/00/00</text:date>, <text:time style:data-style-name="N2" text:time-value="15:21:02.6190000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09:15:41.835000000</meta:creation-date>
    <dc:date>2024-04-26T15:21:59.807000000</dc:date>
    <meta:editing-duration>P1DT3H59M59S</meta:editing-duration>
    <meta:editing-cycles>100</meta:editing-cycles>
    <meta:generator>LibreOffice/24.2.1.2$Windows_X86_64 LibreOffice_project/db4def46b0453cc22e2d0305797cf981b68ef5ac</meta:generator>
    <meta:print-date>2024-04-17T11:23:13.987000000</meta:print-date>
    <meta:printed-by>PDF 文件</meta:printed-by>
    <meta:document-statistic meta:table-count="1" meta:cell-count="36" meta:object-count="0"/>
  </office:meta>
</office:document-meta>
</file>

<file path=Basic/Standard/calc2PDF.xml><?xml version="1.0" encoding="utf-8"?>
<!DOCTYPE module  PUBLIC '-//OpenOffice.org//DTD OfficeDocument 1.0//EN'  'module.dtd'>
<script:module xmlns:script="http://openoffice.org/2000/script" script:name="calc2PDF" script:language="StarBasic" script:moduleType="normal">REM  *****  BASIC  *****
'(fn as string) 
Sub Main
    Dim args(1) As New com.sun.star.beans.PropertyValue
    Dim PrintRange(0) As New com.sun.star.table.CellRangeAddress
    
    'xlsxName = IIF(IsMissing(param),"test.xlsx",param)
    'try: On Error GoTo catch
    '	IsMissing(fn)
    '	xlsxName = fn
    'catch:
    '    xlsxName = "test.xlsx"
   	sheetfiletail = ".xlsx"
    configSheet = 	ThisComponent.Sheets(0)
    configCells = configSheet.getCellRangeByPosition(1,1,1,11,0)
    FileName = Trim(configCells.DataArray(0)(0))
    outputFileName = FileName &amp; ".pdf"
    
    outputPath = Left(ThisComponent.URL, Len(ThisComponent.URL) - Len(ThisComponent.Title))
    
    ' Create the LibreOffice desktop object
    oDesktop = createUnoService("com.sun.star.frame.Desktop")
    
    ' Load the Excel file
    args(0).Name = "Hidden"
    args(0).Value = True
    document = oDesktop.loadComponentFromURL(outputPath &amp; FileName &amp; sheetfiletail , "_blank", 0, args())

    Sheet = document.Sheets(0)
    PrintRange(0).StartColumn = configCells.DataArray(1)(0)
    PrintRange(0).StartRow = configCells.DataArray(2)(0)
    PrintRange(0).EndColumn = configCells.DataArray(3)(0)
    PrintRange(0).EndRow = configCells.DataArray(4)(0)
    Sheet.setPrintAreas(PrintRange)
    
    
    ' Set the print scale
    
    pageStyles =  document.StyleFamilies.getByName("PageStyles")
    For Each styleName In pageStyles.getElementNames()
    
    	pageStyle = pageStyles.getByName(styleName)
    	pageStyle.setPropertyValue( "PrintGrid", IIF(configCells.DataArray(6)(0)="1",true,false))
    	pageStyle.setPropertyValue( "PageScale", Val(configCells.DataArray(5)(0)))
    	
    Next styleName
    	
    
    
    ' Set the output file format to PDF
    args(0).Name = "FilterName"
    args(0).Value = "calc_pdf_Export"
    
    ' Convert and save the document as PDF
    'oComponent.storeToURL(ConvertToURL(outputFile), args())
    document.storeToURL(outputPath &amp; outputFileName, args())
    
    ' Close the document
    'ThisComponent.close(True)
    document.close(True)
End Sub


sub test 
	
    configSheet = 	ThisComponent.Sheets(0)
    configCells = configSheet.getCellByPosition(1,1) 
    configCells.string = "test"
    ThisComponent.storeToUrl(ThisComponent.getURL(), Array())
    ThisComponent.close(True)
   
end sub

sub updateFilename(xlsxfilename)
	
    configSheet = 	ThisComponent.Sheets(0)
    configCells = configSheet.getCellByPosition(1,1) 
    configCells.string = xlsxfilename
    ThisComponent.storeToUrl(ThisComponent.getURL(), Array())
    'ThisComponent.close(True)
   
end sub

sub updateByKeValue(key, value)

	configSheet = 	ThisComponent.Sheets(0)
    valueCols = configSheet.getCellRangeByPosition(1,1,1,7,0)
    keyCols = configSheet.getCellRangeByPosition(3,1,3,7,0)
    i = 0
    For Each k In keyCols.DataArray()
    	If key = k(0) Then 
    		valueCols.getCellByPosition(0,i).string = Trim(value)
    		ThisComponent.storeToUrl(ThisComponent.getURL(), Array())
    		'ThisComponent.close(True)
    		Exit Sub
    	End if
    	i = i + 1
    Next k
    'keyCols = configSheet.Columns.getByName("D").DataArray() 'will load million row that include empty cell
end sub 

sub updateTest
updateByKeValue("RangeX0",8)
end sub


Sub sayhello
    'Dim outFile As Object
    inputString = "   Hello, this is a string with white space.   "
    
    ' Trim white space from the beginning and end of the string
    trimmedString = Trim(inputString)
    
    outFile = FreeFile()
    outputPath = Left(ThisComponent.URL, Len(ThisComponent.URL) - Len(ThisComponent.Title))
    Open outputPath &amp; "output.txt" For Output As #outFile
    Print #outFile, "Hello, world!"
    Close #outFile
    ThisComponent.close(True)
End Sub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alc2PDF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